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spreadsheet>
      <table:table table:name="Pre-1975 Biblical/Occult Video Picks">
        <table:table-row>
          <table:table-cell>
            <text:p text:style-name="Bold">Tags</text:p>
          </table:table-cell>
          <table:table-cell>
            <text:p text:style-name="Bold">Link</text:p>
          </table:table-cell>
          <table:table-cell>
            <text:p text:style-name="Bold">Title</text:p>
          </table:table-cell>
          <table:table-cell>
            <text:p text:style-name="Bold">Description</text:p>
          </table:table-cell>
          <table:table-cell>
            <text:p text:style-name="Bold">Year</text:p>
          </table:table-cell>
          <table:table-cell>
            <text:p text:style-name="Bold">License</text:p>
          </table:table-cell>
        </table:table-row>
        <table:table-row>
          <table:table-cell>
            <text:p>biblical, Holy Land locations, early cinema, Jesus, archaeology-adjacent</text:p>
          </table:table-cell>
          <table:table-cell>
            <text:p>https://archive.org/details/silent-from-the-manger-to-the-cross-or-jesus-of-nazareth</text:p>
          </table:table-cell>
          <table:table-cell>
            <text:p>From the Manger to the Cross; or, Jesus of Nazareth</text:p>
          </table:table-cell>
          <table:table-cell>
            <text:p>Silent-era dramatization of Jesus' life, filmed on location in the Holy Land; useful for visuals of biblical sites and landscapes.</text:p>
          </table:table-cell>
          <table:table-cell>
            <text:p>1912</text:p>
          </table:table-cell>
          <table:table-cell>
            <text:p>Public domain (US; published 1912)</text:p>
          </table:table-cell>
        </table:table-row>
        <table:table-row>
          <table:table-cell>
            <text:p>biblical, Holy Land locations, silent film, Jesus</text:p>
          </table:table-cell>
          <table:table-cell>
            <text:p>https://archive.org/details/FromTheMangerToTheCross1912</text:p>
          </table:table-cell>
          <table:table-cell>
            <text:p>From The Manger To The Cross (alt upload)</text:p>
          </table:table-cell>
          <table:table-cell>
            <text:p>Alternate Internet Archive upload of the 1912 Holy Land–shot Jesus film; can be handy if you need a different encode/quality.</text:p>
          </table:table-cell>
          <table:table-cell>
            <text:p>1912</text:p>
          </table:table-cell>
          <table:table-cell>
            <text:p>Public domain (US; published 1912)</text:p>
          </table:table-cell>
        </table:table-row>
        <table:table-row>
          <table:table-cell>
            <text:p>biblical, New Testament, silent film, Bethlehem/Nazareth imagery</text:p>
          </table:table-cell>
          <table:table-cell>
            <text:p>https://archive.org/details/JesusOfNazareth1912</text:p>
          </table:table-cell>
          <table:table-cell>
            <text:p>From the Manger to the Cross; or, Jesus of Nazareth (alt version)</text:p>
          </table:table-cell>
          <table:table-cell>
            <text:p>Another IA copy of the 1912 Jesus film with a longer plot summary; useful for cross-checking metadata and scene descriptions.</text:p>
          </table:table-cell>
          <table:table-cell>
            <text:p>1912</text:p>
          </table:table-cell>
          <table:table-cell>
            <text:p>Public domain (US; published 1912)</text:p>
          </table:table-cell>
        </table:table-row>
        <table:table-row>
          <table:table-cell>
            <text:p>biblical, Exodus, Moses, ancient Egypt, epic</text:p>
          </table:table-cell>
          <table:table-cell>
            <text:p>https://archive.org/details/silent-the-ten-commandments</text:p>
          </table:table-cell>
          <table:table-cell>
            <text:p>The Ten Commandments (silent)</text:p>
          </table:table-cell>
          <table:table-cell>
            <text:p>Cecil B. DeMille’s 1923 silent epic: Moses, Exodus, and ancient Egypt; strong for ‘biblical antiquity’ visuals.</text:p>
          </table:table-cell>
          <table:table-cell>
            <text:p>1923</text:p>
          </table:table-cell>
          <table:table-cell>
            <text:p>Public domain (US; published 1923)</text:p>
          </table:table-cell>
        </table:table-row>
        <table:table-row>
          <table:table-cell>
            <text:p>biblical, Exodus, Moses, ancient Egypt, remaster/encode</text:p>
          </table:table-cell>
          <table:table-cell>
            <text:p>https://archive.org/details/ptp_the-ten-commandments_cecil-b-demille_blu-ray_x264_mkv_720p_180770</text:p>
          </table:table-cell>
          <table:table-cell>
            <text:p>The Ten Commandments (1923) – Blu-ray/x264 encode</text:p>
          </table:table-cell>
          <table:table-cell>
            <text:p>A different encode of DeMille’s 1923 silent Ten Commandments; useful if you need a smaller file than full Blu-ray dumps.</text:p>
          </table:table-cell>
          <table:table-cell>
            <text:p>1923</text:p>
          </table:table-cell>
          <table:table-cell>
            <text:p>Public domain (US; published 1923)</text:p>
          </table:table-cell>
        </table:table-row>
        <table:table-row>
          <table:table-cell>
            <text:p>biblical, Jesus, Holy Land imagery, silent epic</text:p>
          </table:table-cell>
          <table:table-cell>
            <text:p>https://archive.org/details/the-king-of-kings_1927</text:p>
          </table:table-cell>
          <table:table-cell>
            <text:p>The King of Kings</text:p>
          </table:table-cell>
          <table:table-cell>
            <text:p>DeMille’s silent Jesus epic (1927); useful for ‘biblical world’ imagery and period staging.</text:p>
          </table:table-cell>
          <table:table-cell>
            <text:p>1927</text:p>
          </table:table-cell>
          <table:table-cell>
            <text:p>Public domain (US; published 1927)</text:p>
          </table:table-cell>
        </table:table-row>
        <table:table-row>
          <table:table-cell>
            <text:p>biblical lands, Egypt, documentary/newsreel, geopolitics</text:p>
          </table:table-cell>
          <table:table-cell>
            <text:p>https://archive.org/details/gov.archives.arc.1687981</text:p>
          </table:table-cell>
          <table:table-cell>
            <text:p>Egypt, 1972 (NARA)</text:p>
          </table:table-cell>
          <table:table-cell>
            <text:p>U.S. National Archives film on Egypt (1972); background context for modern-era Egypt and sites often adjacent to ancient monuments.</text:p>
          </table:table-cell>
          <table:table-cell>
            <text:p>1972</text:p>
          </table:table-cell>
          <table:table-cell>
            <text:p>CC0 1.0 Universal (NARA)</text:p>
          </table:table-cell>
        </table:table-row>
        <table:table-row>
          <table:table-cell>
            <text:p>biblical lands, Egypt, newsreel, 1950s</text:p>
          </table:table-cell>
          <table:table-cell>
            <text:p>https://archive.org/details/gov.archives.arc.644640</text:p>
          </table:table-cell>
          <table:table-cell>
            <text:p>Egypt and Gamal Abdel Nasser</text:p>
          </table:table-cell>
          <table:table-cell>
            <text:p>NARA newsreel footage centering on Egypt and President Nasser; helpful for 1950s Egypt visuals and public events.</text:p>
          </table:table-cell>
          <table:table-cell>
            <text:p>1956</text:p>
          </table:table-cell>
          <table:table-cell>
            <text:p>CC0 1.0 Universal (NARA)</text:p>
          </table:table-cell>
        </table:table-row>
        <table:table-row>
          <table:table-cell>
            <text:p>biblical lands, Egypt, Israel, newsreel, 1950s</text:p>
          </table:table-cell>
          <table:table-cell>
            <text:p>https://archive.org/details/gov.archives.arc.646996.r1</text:p>
          </table:table-cell>
          <table:table-cell>
            <text:p>Egypt-Israel Disturbances (Reel 1)</text:p>
          </table:table-cell>
          <table:table-cell>
            <text:p>NARA newsreel compilation on Egypt–Israel disturbances; useful for Middle East context often invoked in ‘biblical archaeology’ narratives.</text:p>
          </table:table-cell>
          <table:table-cell>
            <text:p>1957</text:p>
          </table:table-cell>
          <table:table-cell>
            <text:p>CC0 1.0 Universal (NARA)</text:p>
          </table:table-cell>
        </table:table-row>
        <table:table-row>
          <table:table-cell>
            <text:p>biblical lands, Israel, Middle East conflict, newsreel</text:p>
          </table:table-cell>
          <table:table-cell>
            <text:p>https://archive.org/details/gov.archives.arc.649381</text:p>
          </table:table-cell>
          <table:table-cell>
            <text:p>Arab - Israeli War</text:p>
          </table:table-cell>
          <table:table-cell>
            <text:p>NARA archival film of the Arab–Israeli war period (1974); modern political context sometimes paired with ‘Holy Land’ / antiquity content.</text:p>
          </table:table-cell>
          <table:table-cell>
            <text:p>1974</text:p>
          </table:table-cell>
          <table:table-cell>
            <text:p>CC0 1.0 Universal (NARA)</text:p>
          </table:table-cell>
        </table:table-row>
        <table:table-row>
          <table:table-cell>
            <text:p>biblical lands, Cairo, Egypt, street scenes, military parade</text:p>
          </table:table-cell>
          <table:table-cell>
            <text:p>https://archive.org/details/gov.archives.arc.28449</text:p>
          </table:table-cell>
          <table:table-cell>
            <text:p>Cairo, Egypt (parade, streets, landmarks)</text:p>
          </table:table-cell>
          <table:table-cell>
            <text:p>1959-era Cairo scenes (parade, streets, and local life) from NARA; useful for ‘Egyptian setting’ B‑roll.</text:p>
          </table:table-cell>
          <table:table-cell>
            <text:p>1959</text:p>
          </table:table-cell>
          <table:table-cell>
            <text:p>CC0 1.0 Universal (NARA)</text:p>
          </table:table-cell>
        </table:table-row>
        <table:table-row>
          <table:table-cell>
            <text:p>Middle East, WWII leaders, travel footage, historical context</text:p>
          </table:table-cell>
          <table:table-cell>
            <text:p>https://archive.org/details/gov.fdr.108</text:p>
          </table:table-cell>
          <table:table-cell>
            <text:p>President Roosevelt's Trip to the Crimea and the Middle East</text:p>
          </table:table-cell>
          <table:table-cell>
            <text:p>FDR-era U.S. government footage including Middle East travel context; can be used as period ‘Holy Land region’ backdrop.</text:p>
          </table:table-cell>
          <table:table-cell>
            <text:p>1945</text:p>
          </table:table-cell>
          <table:table-cell>
            <text:p>CC0 1.0 Universal (NARA)</text:p>
          </table:table-cell>
        </table:table-row>
        <table:table-row>
          <table:table-cell>
            <text:p>Egypt, WWII newsreel, historical context, propaganda-era</text:p>
          </table:table-cell>
          <table:table-cell>
            <text:p>https://archive.org/details/gov.fdr.233</text:p>
          </table:table-cell>
          <table:table-cell>
            <text:p>Castle Films: Fight for Egypt</text:p>
          </table:table-cell>
          <table:table-cell>
            <text:p>WWII-era short (Castle Films) about the campaign for Egypt; useful for period framing and maps invoked in ‘Egypt mysteries’ content.</text:p>
          </table:table-cell>
          <table:table-cell>
            <text:p>1943</text:p>
          </table:table-cell>
          <table:table-cell>
            <text:p>CC0 1.0 Universal (NARA)</text:p>
          </table:table-cell>
        </table:table-row>
        <table:table-row>
          <table:table-cell>
            <text:p>ancient Egypt, tombs, antiquities, archaeology, moral thriller</text:p>
          </table:table-cell>
          <table:table-cell>
            <text:p>https://archive.org/details/The_Night_of_Counting_the_Years</text:p>
          </table:table-cell>
          <table:table-cell>
            <text:p>The Night of Counting the Years (Al-Mummia)</text:p>
          </table:table-cell>
          <table:table-cell>
            <text:p>Egyptian drama centered on tomb-robbery, antiquities, and cultural heritage; strongly archaeology-adjacent.</text:p>
          </table:table-cell>
          <table:table-cell>
            <text:p>1969</text:p>
          </table:table-cell>
          <table:table-cell>
            <text:p>Uploader marked Public Domain (verify if reusing commercially)</text:p>
          </table:table-cell>
        </table:table-row>
        <table:table-row>
          <table:table-cell>
            <text:p>ancient Egypt, mummy, archaeology dig, curse, adventure</text:p>
          </table:table-cell>
          <table:table-cell>
            <text:p>https://archive.org/details/PhantasmagoriaTheater-TheMummysHand1940200</text:p>
          </table:table-cell>
          <table:table-cell>
            <text:p>The Mummy's Hand</text:p>
          </table:table-cell>
          <table:table-cell>
            <text:p>Classic mummy adventure featuring an archaeological expedition and ancient artifacts (often used in ‘curse/occult’ narratives).</text:p>
          </table:table-cell>
          <table:table-cell>
            <text:p>1940</text:p>
          </table:table-cell>
          <table:table-cell>
            <text:p>Public Domain (as labeled on IA)</text:p>
          </table:table-cell>
        </table:table-row>
        <table:table-row>
          <table:table-cell>
            <text:p>ancient Egypt, mummy, excavation, curse, occult horror</text:p>
          </table:table-cell>
          <table:table-cell>
            <text:p>https://archive.org/details/PhantasmagoriaTheater-TheMummysCurse1944168</text:p>
          </table:table-cell>
          <table:table-cell>
            <text:p>The Mummy's Curse</text:p>
          </table:table-cell>
          <table:table-cell>
            <text:p>Mummy/cult-horror built around ancient remains and the ‘curse’ trope; fits occult-themed archaeology viewing.</text:p>
          </table:table-cell>
          <table:table-cell>
            <text:p>1944</text:p>
          </table:table-cell>
          <table:table-cell>
            <text:p>Public Domain (as labeled on IA)</text:p>
          </table:table-cell>
        </table:table-row>
        <table:table-row>
          <table:table-cell>
            <text:p>mummy, ancient Egypt, trailer, classic horror, occult</text:p>
          </table:table-cell>
          <table:table-cell>
            <text:p>https://archive.org/details/TheMummy1932Trailer</text:p>
          </table:table-cell>
          <table:table-cell>
            <text:p>THE MUMMY (1932) – trailer</text:p>
          </table:table-cell>
          <table:table-cell>
            <text:p>Short trailer for the 1932 ‘mummy’ cycle; useful as a brief ‘ancient curse’/artifact teaser clip.</text:p>
          </table:table-cell>
          <table:table-cell>
            <text:p>1932</text:p>
          </table:table-cell>
          <table:table-cell>
            <text:p>Public Domain Mark 1.0 (as labeled on IA)</text:p>
          </table:table-cell>
        </table:table-row>
        <table:table-row>
          <table:table-cell>
            <text:p>occult, expressionism, hypnosis, somnambulist, classic silent</text:p>
          </table:table-cell>
          <table:table-cell>
            <text:p>https://archive.org/details/DasKabinettdesDoktorCaligariTheCabinetofDrCaligari</text:p>
          </table:table-cell>
          <table:table-cell>
            <text:p>The Cabinet of Dr. Caligari</text:p>
          </table:table-cell>
          <table:table-cell>
            <text:p>German Expressionist classic often referenced in occult/ritual aesthetics; useful for ‘esoteric cinema’ mood-setting.</text:p>
          </table:table-cell>
          <table:table-cell>
            <text:p>1919</text:p>
          </table:table-cell>
          <table:table-cell>
            <text:p>Public Domain (as labeled on IA)</text:p>
          </table:table-cell>
        </table:table-row>
        <table:table-row>
          <table:table-cell>
            <text:p>occult, vampire, folklore, silent horror, ancient curse vibe</text:p>
          </table:table-cell>
          <table:table-cell>
            <text:p>https://archive.org/details/Nosferatu1922VHS</text:p>
          </table:table-cell>
          <table:table-cell>
            <text:p>Nosferatu – A Symphony of Terror (VHS rip)</text:p>
          </table:table-cell>
          <table:table-cell>
            <text:p>Silent-era vampire film frequently used for ‘occult lineage’ visuals; VHS-sourced copy.</text:p>
          </table:table-cell>
          <table:table-cell>
            <text:p>1922</text:p>
          </table:table-cell>
          <table:table-cell>
            <text:p>Public Domain Mark 1.0 (as labeled on IA)</text:p>
          </table:table-cell>
        </table:table-row>
        <table:table-row>
          <table:table-cell>
            <text:p>occult, vampire, silent horror, public domain copy</text:p>
          </table:table-cell>
          <table:table-cell>
            <text:p>https://archive.org/details/Nosferatu_DVD_quality</text:p>
          </table:table-cell>
          <table:table-cell>
            <text:p>Nosferatu (DVD-quality rip)</text:p>
          </table:table-cell>
          <table:table-cell>
            <text:p>Higher-resolution PD rip of Nosferatu; better for editing and excerpting short sequences.</text:p>
          </table:table-cell>
          <table:table-cell>
            <text:p>1922</text:p>
          </table:table-cell>
          <table:table-cell>
            <text:p>Public Domain (as labeled on IA)</text:p>
          </table:table-cell>
        </table:table-row>
        <table:table-row>
          <table:table-cell>
            <text:p>occult, witch doctor, zombie, pulp horror, ritual</text:p>
          </table:table-cell>
          <table:table-cell>
            <text:p>https://archive.org/details/white_zombie</text:p>
          </table:table-cell>
          <table:table-cell>
            <text:p>White Zombie</text:p>
          </table:table-cell>
          <table:table-cell>
            <text:p>Early zombie film involving ‘witch doctor’/ritual themes; works well for occult-significance playlists.</text:p>
          </table:table-cell>
          <table:table-cell>
            <text:p>1932</text:p>
          </table:table-cell>
          <table:table-cell>
            <text:p>Public Domain (as labeled on IA)</text:p>
          </table:table-cell>
        </table:table-row>
        <table:table-row>
          <table:table-cell>
            <text:p>occult, afterlife, liminal spaces, cult classic</text:p>
          </table:table-cell>
          <table:table-cell>
            <text:p>https://archive.org/details/CarnivalofSouls</text:p>
          </table:table-cell>
          <table:table-cell>
            <text:p>Carnival of Souls</text:p>
          </table:table-cell>
          <table:table-cell>
            <text:p>Cult horror with a strong ‘spiritual/afterlife’ tone; fits occult-curious curation even without explicit archaeology.</text:p>
          </table:table-cell>
          <table:table-cell>
            <text:p>1962</text:p>
          </table:table-cell>
          <table:table-cell>
            <text:p>Public Domain (as labeled on IA)</text:p>
          </table:table-cell>
        </table:table-row>
        <table:table-row>
          <table:table-cell>
            <text:p>mad science, body/identity, occult-adjacent, sci-fi horror</text:p>
          </table:table-cell>
          <table:table-cell>
            <text:p>https://archive.org/details/the_brain_that_wouldnt_die_ipod</text:p>
          </table:table-cell>
          <table:table-cell>
            <text:p>The Brain That Wouldn't Die</text:p>
          </table:table-cell>
          <table:table-cell>
            <text:p>Sci‑fi horror about preservation/transplant experiments; useful for ‘forbidden knowledge’/esoteric science themes.</text:p>
          </table:table-cell>
          <table:table-cell>
            <text:p>1962</text:p>
          </table:table-cell>
          <table:table-cell>
            <text:p>Public Domain (as labeled on IA)</text:p>
          </table:table-cell>
        </table:table-row>
        <table:table-row>
          <table:table-cell>
            <text:p>mad science, sci-fi horror, extended cut, public domain</text:p>
          </table:table-cell>
          <table:table-cell>
            <text:p>https://archive.org/details/TheBrainThatWouldntDieTheatricalVersion82Min.</text:p>
          </table:table-cell>
          <table:table-cell>
            <text:p>The Brain That Wouldn't Die (theatrical/extended)</text:p>
          </table:table-cell>
          <table:table-cell>
            <text:p>A higher-quality extended/theatrical version; useful if you want cleaner excerpts.</text:p>
          </table:table-cell>
          <table:table-cell>
            <text:p>1962</text:p>
          </table:table-cell>
          <table:table-cell>
            <text:p>Public Domain Mark 1.0 (as labeled on IA)</text:p>
          </table:table-cell>
        </table:table-row>
        <table:table-row>
          <table:table-cell>
            <text:p>undead, apocalypse, occult tone, public domain</text:p>
          </table:table-cell>
          <table:table-cell>
            <text:p>https://archive.org/details/Night_Of_The_Living_Dead_raw_HD_WS</text:p>
          </table:table-cell>
          <table:table-cell>
            <text:p>Night of the Living Dead (raw/HD options)</text:p>
          </table:table-cell>
          <table:table-cell>
            <text:p>Public-domain horror cornerstone; strong ‘undead’ / apocalyptic mood for occult-adjacent compilations.</text:p>
          </table:table-cell>
          <table:table-cell>
            <text:p>1968</text:p>
          </table:table-cell>
          <table:table-cell>
            <text:p>Public Domain Mark 1.0 (as labeled on IA)</text:p>
          </table:table-cell>
        </table:table-row>
        <table:table-row>
          <table:table-cell>
            <text:p>undead, horror, public domain, alternate upload</text:p>
          </table:table-cell>
          <table:table-cell>
            <text:p>https://archive.org/details/night-of-the-living-dead-1968-english</text:p>
          </table:table-cell>
          <table:table-cell>
            <text:p>Night Of The Living Dead (1968) – English FULL HD (alt upload)</text:p>
          </table:table-cell>
          <table:table-cell>
            <text:p>Alternate IA upload of Night of the Living Dead; can be used if you prefer this encode or mirror.</text:p>
          </table:table-cell>
          <table:table-cell>
            <text:p>1968</text:p>
          </table:table-cell>
          <table:table-cell>
            <text:p>Public Domain Mark 1.0 (as labeled on IA)</text:p>
          </table:table-cell>
        </table:table-row>
        <table:table-row>
          <table:table-cell>
            <text:p>aliens, space monsters, UFO-adjacent, sci-fi</text:p>
          </table:table-cell>
          <table:table-cell>
            <text:p>https://archive.org/details/Attack_of_the_Monsters</text:p>
          </table:table-cell>
          <table:table-cell>
            <text:p>Attack of the Monsters</text:p>
          </table:table-cell>
          <table:table-cell>
            <text:p>Public-domain sci‑fi feature with ‘space/otherworld’ threat framing—useful for ancient-astronaut adjacent playlists.</text:p>
          </table:table-cell>
          <table:table-cell>
            <text:p>1969</text:p>
          </table:table-cell>
          <table:table-cell>
            <text:p>Public Domain (as labeled on IA)</text:p>
          </table:table-cell>
        </table:table-row>
        <table:table-row>
          <table:table-cell>
            <text:p>treasure, archaeology, ancient scroll, mystery, artifact hunt</text:p>
          </table:table-cell>
          <table:table-cell>
            <text:p>https://archive.org/details/Phantom_of_Chinatown_1940</text:p>
          </table:table-cell>
          <table:table-cell>
            <text:p>Phantom of Chinatown</text:p>
          </table:table-cell>
          <table:table-cell>
            <text:p>Mystery built around an archaeologist’s expedition and a valuable ancient scroll—closest match to ‘treasure discovery’ narratives.</text:p>
          </table:table-cell>
          <table:table-cell>
            <text:p>1940</text:p>
          </table:table-cell>
          <table:table-cell>
            <text:p>Public Domain (as labeled on IA)</text:p>
          </table:table-cell>
        </table:table-row>
        <table:table-row>
          <table:table-cell>
            <text:p>treasure, gem, occult artifact vibe, mystery, exoticized 'ancient' lore</text:p>
          </table:table-cell>
          <table:table-cell>
            <text:p>https://archive.org/details/The_Mystery_of_Mr._Wong</text:p>
          </table:table-cell>
          <table:table-cell>
            <text:p>The Mystery of Mr. Wong</text:p>
          </table:table-cell>
          <table:table-cell>
            <text:p>A ‘lost jewel’ mystery featuring the ‘Eye of the Daughter of the Moon’ sapphire; works for ‘occult artifact’ playlists.</text:p>
          </table:table-cell>
          <table:table-cell>
            <text:p>1939</text:p>
          </table:table-cell>
          <table:table-cell>
            <text:p>Public Domain (as labeled on IA)</text:p>
          </table:table-cell>
        </table:table-row>
        <table:table-row>
          <table:table-cell>
            <text:p>treasure, sabotage, mystery, artifact/tech macguffin</text:p>
          </table:table-cell>
          <table:table-cell>
            <text:p>https://archive.org/details/doomed_to_die</text:p>
          </table:table-cell>
          <table:table-cell>
            <text:p>Doomed to Die</text:p>
          </table:table-cell>
          <table:table-cell>
            <text:p>Mystery thriller (Mr. Wong series) involving sabotage and a valuable technical device—fits ‘hidden knowledge’/treasure-adjacent themes.</text:p>
          </table:table-cell>
          <table:table-cell>
            <text:p>1940</text:p>
          </table:table-cell>
          <table:table-cell>
            <text:p>Public Domain (as labeled on IA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Bold" style:family="paragraph" style:display-name="Bold"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